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content.xml"/>
  <manifest:file-entry manifest:media-type="text/xml" manifest:full-path="style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application/binary" manifest:full-path="layout-cache"/>
  <manifest:file-entry manifest:media-type="text/xml" manifest:full-path="Object 2/settings.xml"/>
  <manifest:file-entry manifest:media-type="text/xml" manifest:full-path="Object 2/content.xml"/>
  <manifest:file-entry manifest:media-type="" manifest:full-path="Object 2/Configurations2/accelerator/current.xml"/>
  <manifest:file-entry manifest:media-type="application/vnd.sun.xml.ui.configuration" manifest:full-path="Object 2/Configurations2/"/>
  <manifest:file-entry manifest:media-type="application/vnd.oasis.opendocument.formula" manifest:version="1.2" manifest:full-path="Object 2/"/>
  <manifest:file-entry manifest:media-type="text/xml" manifest:full-path="Object 1/settings.xml"/>
  <manifest:file-entry manifest:media-type="text/xml" manifest:full-path="Object 1/content.xml"/>
  <manifest:file-entry manifest:media-type="" manifest:full-path="Object 1/Configurations2/accelerator/current.xml"/>
  <manifest:file-entry manifest:media-type="application/vnd.sun.xml.ui.configuration" manifest:full-path="Object 1/Configurations2/"/>
  <manifest:file-entry manifest:media-type="application/vnd.oasis.opendocument.formula" manifest:version="1.2" manifest:full-path="Object 1/"/>
  <manifest:file-entry manifest:media-type="text/xml" manifest:full-path="settings.xml"/>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imes New Roman1" svg:font-family="'Times New Roman'" style:font-family-generic="roman"/>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L1"/>
    <style:style style:name="T1" style:family="text">
      <style:text-properties fo:font-style="italic" style:font-style-asian="italic" style:font-style-complex="italic"/>
    </style:style>
    <style:style style:name="T2" style:family="text">
      <style:text-properties style:font-name="Times New Roman1"/>
    </style:style>
    <style:style style:name="T3" style:family="text">
      <style:text-properties style:text-position="super 58%" style:font-name="Times New Roman1"/>
    </style:style>
    <style:style style:name="T4" style:family="text">
      <style:text-properties style:text-position="super 58%" style:font-name="Times New Roman" fo:font-style="normal" style:font-style-asian="normal" style:font-style-complex="normal"/>
    </style:style>
    <style:style style:name="T5" style:family="text">
      <style:text-properties style:text-position="0% 100%" style:font-name="Times New Roman1"/>
    </style:style>
    <style:style style:name="T6" style:family="text">
      <style:text-properties style:text-position="0% 100%" style:font-name="Times New Roman" fo:font-style="normal" style:font-style-asian="normal" style:font-style-complex="normal"/>
    </style:style>
    <style:style style:name="T7" style:family="text">
      <style:text-properties fo:font-style="normal" style:font-style-asian="normal" style:font-style-complex="normal"/>
    </style:style>
    <style:style style:name="T8" style:family="text">
      <style:text-properties style:text-position="sub 58%" style:font-name="Times New Roman1" fo:font-style="normal" style:font-style-asian="normal" style:font-style-complex="normal"/>
    </style:style>
    <style:style style:name="fr1" style:family="graphic" style:parent-style-name="Formula">
      <style:graphic-properties style:vertical-pos="from-top"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Notes on TrinketLightMeter project</text:h>
      <text:p text:style-name="Standard">Pin connections for the Trinket to the 16x2 LCD Display</text:p>
      <text:p text:style-name="Standard">Trinket BATT<text:tab/>No connection</text:p>
      <text:p text:style-name="Standard">Trinket GND<text:tab/>GND LCD, TCS34725</text:p>
      <text:p text:style-name="Standard">Trinket #4<text:tab/>No connection</text:p>
      <text:p text:style-name="Standard">Trinket<text:tab/>#3<text:tab/>No connection</text:p>
      <text:p text:style-name="Standard">Trinket RST<text:tab/>No connection</text:p>
      <text:p text:style-name="Standard">Trinket<text:tab/>5V<text:tab/>5V LCD, TCS34725</text:p>
      <text:p text:style-name="Standard">Trinket<text:tab/>#2<text:tab/>SCL LCD, TCS34725, with 10K pullup resistor</text:p>
      <text:p text:style-name="Standard">Trinket<text:tab/>#1<text:tab/>No connection</text:p>
      <text:p text:style-name="Standard">Trinket<text:tab/>#0<text:tab/>SDA LCD, TCS34725, with 10K pullup resistor</text:p>
      <text:p text:style-name="Standard">Trinket<text:tab/>USB<text:tab/>No connection</text:p>
      <text:p text:style-name="Standard"/>
      <text:p text:style-name="Standard">The TCS34725 can only communicate on I2C address 0, so set the LCD to 1 (solder bridge). After examining the code on the TCS34725 driver, that device has I2C address 0x29 locked in, so there was no conflict after all. </text:p>
      <text:p text:style-name="Standard"/>
      <text:p text:style-name="Standard">Converted the Adafruit_TCS34275 driver to a TinyTCS34275 by replacing all the calls to Wire with calls to TinyWireM. Got it working correctly once I had all of the libraries ONLY in the libraries folder of the Arduino folder.</text:p>
      <text:p text:style-name="Standard"/>
      <text:p text:style-name="Standard">First calibration tests are showing drift in the sensor and that there appears to be no correlation between the calculated value of lux given in the example code and the clear reading from the sensor. Need to understand this to make use of the tool.</text:p>
      <text:p text:style-name="Standard"/>
      <text:p text:style-name="Standard">Data sheet specs. At again 16x, atime 0XF6</text:p>
      <text:list xml:id="list7983400022240665160" text:style-name="L1">
        <text:list-item>
          <text:p text:style-name="P1">@465nm, clear channel typical 13.8 counts <text:span text:style-name="T2">μW/cm</text:span><text:span text:style-name="T3">2</text:span></text:p>
        </text:list-item>
        <text:list-item>
          <text:p text:style-name="P1"><text:span text:style-name="T5">@525nm, clear channel typical 16.6 counts μW/cm</text:span><text:span text:style-name="T3">2</text:span></text:p>
        </text:list-item>
        <text:list-item>
          <text:p text:style-name="P1"><text:span text:style-name="T5">@615nm, clear channel typical 19.5 counts μW/cm</text:span><text:span text:style-name="T3">2</text:span></text:p>
        </text:list-item>
      </text:list>
      <text:p text:style-name="Standard">Dark count is 5.</text:p>
      <text:p text:style-name="Standard">Max count is 65,535.</text:p>
      <text:p text:style-name="Standard">Alternative gains are 1x, 4x and 60x.</text:p>
      <text:p text:style-name="Standard">From “Liquid Crystal – Applications and Uses”</text:p>
      <text:p text:style-name="Standard">“<text:span text:style-name="T1">Incidence</text:span><text:span text:style-name="T7"> is a new generic term which has been coined to describe the measurement of flux incident on a surface (i.e., flux per unit area of the receiving surface). In photometric terms, </text:span><text:span text:style-name="T1">incidence</text:span><text:span text:style-name="T7"> is called </text:span><text:span text:style-name="T1">illuminance</text:span><text:span text:style-name="T7"> (E</text:span><text:span text:style-name="T8">ν</text:span><text:span text:style-name="T6">) and is defined as the <text:s/>quotient of the luminous flux incident on an infinitesimal element of the surface containing the point under consideration divided by the area of that surface element. </text:span></text:p>
      <text:p text:style-name="Standard"><text:span text:style-name="T6"/></text:p>
      <text:p text:style-name="Standard"><text:span text:style-name="T6"><text:s/></text:span><text:span text:style-name="T6"><draw:frame draw:style-name="fr1" draw:name="Object1" text:anchor-type="as-char" svg:y="-0.2063in" svg:width="0.8083in" svg:height="0.35in" draw:z-index="0"><draw:object xlink:href="./Object 1" xlink:type="simple" xlink:show="embed" xlink:actuate="onLoad"/><draw:image xlink:href="./ObjectReplacements/Object 1" xlink:type="simple" xlink:show="embed" xlink:actuate="onLoad"/></draw:frame></text:span></text:p>
      <text:p text:style-name="Standard"><text:span text:style-name="T6">The unit is lumens per unit area. If the area is measured in square feet, the most common unit is lumen per sq. ft or footcandle (fc) <text:s/>If the area is measured in square meters, the unit is called lumens per square meter or lux. One footcandle is 10.76 lux. </text:span></text:p>
      <text:p text:style-name="Standard"><text:span text:style-name="T6"/></text:p>
      <text:p text:style-name="Standard"><text:span text:style-name="T6">In radiometric terms, “incidence” is called irradiance and is defined in units of “radiant power per unit area”. Typical units are watts per square meter (Wm</text:span><text:span text:style-name="T4">-2</text:span><text:span text:style-name="T6">) and microwats per square centimeter.</text:span></text:p>
      <text:p text:style-name="Standard"><text:soft-page-break/><text:span text:style-name="T6"/></text:p>
      <text:p text:style-name="Standard"><text:span text:style-name="T6">With 700ms integration time and 1x gain, a reading of 4000 corresponds to:</text:span></text:p>
      <text:p text:style-name="Standard"><text:span text:style-name="T6"><draw:frame draw:style-name="fr1" draw:name="Object2" text:anchor-type="as-char" svg:y="-0.4118in" svg:width="2.3874in" svg:height="0.7583in" draw:z-index="1"><draw:object xlink:href="./Object 2" xlink:type="simple" xlink:show="embed" xlink:actuate="onLoad"/><draw:image xlink:href="./ObjectReplacements/Object 2" xlink:type="simple" xlink:show="embed" xlink:actuate="onLoad"/></draw:frame></text:span></text:p>
      <text:p text:style-name="Standard"><text:span text:style-name="T6"/></text:p>
      <text:p text:style-name="Standard"><text:span text:style-name="T6"/></text:p>
      <text:p text:style-name="Standard"><text:span text:style-name="T6"/></text:p>
      <text:p text:style-name="Standard"><text:span text:style-name="T6"/></text:p>
      <text:p text:style-name="Standard"><text:span text:style-name="T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imes New Roman1" svg:font-family="'Times New Roman'" style:font-family-generic="roman"/>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George Loyer</meta:initial-creator>
    <meta:creation-date>2015-06-29T05:38:05</meta:creation-date>
    <dc:date>2015-07-01T21:39:51</dc:date>
    <dc:creator>George Loyer</dc:creator>
    <meta:editing-duration>PT53M29S</meta:editing-duration>
    <meta:editing-cycles>6</meta:editing-cycles>
    <meta:generator>OpenOffice/4.1.1$Unix OpenOffice.org_project/411m6$Build-9775</meta:generator>
    <meta:document-statistic meta:table-count="0" meta:image-count="0" meta:object-count="2" meta:page-count="2" meta:paragraph-count="29" meta:word-count="406" meta:character-count="2347"/>
  </office:meta>
</office:document-meta>
</file>

<file path=Object 1/content.xml><?xml version="1.0" encoding="utf-8"?>
<math xmlns="http://www.w3.org/1998/Math/MathML">
  <semantics>
    <mrow>
      <mrow>
        <mrow>
          <msub>
            <mi>E</mi>
            <mo stretchy="false">ν</mo>
          </msub>
          <mo stretchy="false">=</mo>
          <mfrac>
            <msub>
              <mo stretchy="false">Φ</mo>
              <mo stretchy="false">ν</mo>
            </msub>
            <mi>a</mi>
          </mfrac>
        </mrow>
        <mo stretchy="false">=</mo>
        <mfrac>
          <msub>
            <mi>I</mi>
            <mo stretchy="false">ν</mo>
          </msub>
          <msup>
            <mi>d</mi>
            <mn>2</mn>
          </msup>
        </mfrac>
      </mrow>
    </mrow>
    <annotation encoding="StarMath 5.0">E sub %nu = %PHI sub %nu over a = I sub %nu over d ^ 2</annotation>
  </semantics>
</math>
</file>

<file path=Object 2/content.xml><?xml version="1.0" encoding="utf-8"?>
<math xmlns="http://www.w3.org/1998/Math/MathML">
  <semantics>
    <mtable>
      <mtr>
        <mtd>
          <mrow>
            <mrow>
              <mrow>
                <msub>
                  <mi>R</mi>
                  <mtext>blue</mtext>
                </msub>
                <mo stretchy="false">=</mo>
                <mrow>
                  <mrow>
                    <mrow>
                      <mn>4000</mn>
                      <mo stretchy="false">/</mo>
                      <mn>13.8</mn>
                    </mrow>
                    <mo stretchy="false">/</mo>
                    <mn>16</mn>
                  </mrow>
                  <mo stretchy="false">/</mo>
                  <mn>29.2</mn>
                </mrow>
              </mrow>
              <mo stretchy="false">=</mo>
              <mn>.62</mn>
            </mrow>
            <mo stretchy="false">μ</mo>
            <msup>
              <mi mathvariant="italic">Wcm</mi>
              <mrow>
                <mo stretchy="false">−</mo>
                <mn>2</mn>
              </mrow>
            </msup>
          </mrow>
        </mtd>
      </mtr>
      <mtr>
        <mtd>
          <mrow>
            <mrow>
              <mrow>
                <msub>
                  <mi>R</mi>
                  <mtext>green</mtext>
                </msub>
                <mo stretchy="false">=</mo>
                <mrow>
                  <mrow>
                    <mrow>
                      <mn>4000</mn>
                      <mo stretchy="false">/</mo>
                      <mn>16.6</mn>
                    </mrow>
                    <mo stretchy="false">/</mo>
                    <mn>16</mn>
                  </mrow>
                  <mo stretchy="false">/</mo>
                  <mn>29.2</mn>
                </mrow>
              </mrow>
              <mo stretchy="false">=</mo>
              <mn>.52</mn>
            </mrow>
            <mo stretchy="false">μ</mo>
            <mi>W</mi>
            <msup>
              <mi mathvariant="italic">cm</mi>
              <mrow>
                <mo stretchy="false">−</mo>
                <mn>2</mn>
              </mrow>
            </msup>
          </mrow>
        </mtd>
      </mtr>
      <mtr>
        <mtd>
          <mrow>
            <mrow>
              <mrow>
                <msub>
                  <mi>R</mi>
                  <mtext>red</mtext>
                </msub>
                <mo stretchy="false">=</mo>
                <mrow>
                  <mrow>
                    <mrow>
                      <mn>4000</mn>
                      <mo stretchy="false">/</mo>
                      <mn>19.5</mn>
                    </mrow>
                    <mo stretchy="false">/</mo>
                    <mn>16</mn>
                  </mrow>
                  <mo stretchy="false">/</mo>
                  <mn>29.2</mn>
                </mrow>
              </mrow>
              <mo stretchy="false">=</mo>
              <mn>.44</mn>
            </mrow>
            <mo stretchy="false">μ</mo>
            <mi>W</mi>
            <msup>
              <mi mathvariant="italic">cm</mi>
              <mrow>
                <mo stretchy="false">−</mo>
                <mn>2</mn>
              </mrow>
            </msup>
          </mrow>
        </mtd>
      </mtr>
    </mtable>
    <annotation encoding="StarMath 5.0">R sub "blue" = 4000/13.8/16/29.2 = .62 %mu Wcm^-2 newline
R sub "green" = 4000/16.6/16/29.2 = .52 %mu W cm^-2 newline
R sub "red" = 4000/19.5/16/29.2 = .44 %mu W cm^-2 newline</annotation>
  </semantics>
</math>
</file>